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679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2.519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3.034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39cm"/>
    </style:style>
    <style:style style:name="co12" style:family="table-column">
      <style:table-column-properties fo:break-before="auto" style:column-width="2.131cm"/>
    </style:style>
    <style:style style:name="co13" style:family="table-column">
      <style:table-column-properties fo:break-before="auto" style:column-width="0.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WP_Germ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WP_Germans_Brainstorm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P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11" calcext:value-type="float">
            <text:p>1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bni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au Seni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WP_Germans_Brainstorming_Per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P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11" calcext:value-type="float">
            <text:p>1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bni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au Seni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4" calcext:value-type="float">
            <text:p>-404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J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_set</text:p>
          </table:table-cell>
          <table:table-cell office:value-type="string" calcext:value-type="string">
            <text:p>wrote_Germa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line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Socialist</text:p>
          </table:table-cell>
          <table:table-cell office:value-type="string" calcext:value-type="string">
            <text:p>wrote_English</text:p>
          </table:table-cell>
          <table:table-cell office:value-type="string" calcext:value-type="string">
            <text:p>wrote_French</text:p>
          </table:table-cell>
          <table:table-cell office:value-type="string" calcext:value-type="string">
            <text:p>wrote_Spanish</text:p>
          </table:table-cell>
          <table:table-cell office:value-type="string" calcext:value-type="string">
            <text:p>wrote_Italian</text:p>
          </table:table-cell>
          <table:table-cell office:value-type="string" calcext:value-type="string">
            <text:p>YearofPublication</text:p>
          </table:table-cell>
          <table:table-cell office:value-type="string" calcext:value-type="string">
            <text:p>YearofTranslationtoEnglish</text:p>
          </table:table-cell>
          <table:table-cell office:value-type="string" calcext:value-type="string">
            <text:p>wrote_Greek</text:p>
          </table:table-cell>
          <table:table-cell office:value-type="string" calcext:value-type="string">
            <text:p>wrote_L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chyl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56" calcext:value-type="float">
            <text:p>-456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46" calcext:value-type="float">
            <text:p>-546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ssandro Manzo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7" calcext:value-type="float">
            <text:p>1827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Hamil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 Po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11" calcext:value-type="float">
            <text:p>1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roise Paré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1634" calcext:value-type="float">
            <text:p>16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in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bald Geik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5" calcext:value-type="float">
            <text:p>1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86" calcext:value-type="float">
            <text:p>-386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sto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2" calcext:value-type="float">
            <text:p>-322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on Her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Beb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e Com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hold Georg Niebuh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Consta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t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0" calcext:value-type="float">
            <text:p>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g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6" calcext:value-type="float">
            <text:p>1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Stump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i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3" calcext:value-type="float">
            <text:p>1563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van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" calcext:value-type="float">
            <text:p>1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Four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uc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wit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ernic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 Alighie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Ric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Gou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art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float" office:value="1649" calcext:value-type="float">
            <text:p>1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th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stoyevs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khe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T A Hoff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bingha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Spens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0" calcext:value-type="float">
            <text:p>1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Bernste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von Hart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ard Ze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Bell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Hai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3" calcext:value-type="float">
            <text:p>1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 Jen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tet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ipid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6" calcext:value-type="float">
            <text:p>-406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ad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Lassall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dinand Tönn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97" calcext:value-type="float">
            <text:p>1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Prett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0" calcext:value-type="float">
            <text:p>1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z Brenta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erick Dougl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Carl von Savig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Heinrich Jacob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Lis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issa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 office:value-type="float" office:value="1523" calcext:value-type="float">
            <text:p>1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th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thold Ephraim L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mmelshaus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 Freyta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 Christian Anders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mhol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49" calcext:value-type="float">
            <text:p>1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Geo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9" calcext:value-type="float">
            <text:p>1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ert Spen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Coh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Lot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dot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0" calcext:value-type="float">
            <text:p>-430</text:p>
          </table:table-cell>
          <table:table-cell office:value-type="float" office:value="1849" calcext:value-type="float">
            <text:p>1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lyte Ta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lderl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00" calcext:value-type="float">
            <text:p>-700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ak Wa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Fitzjames Steph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Madi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Bun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 Calho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Kno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48" calcext:value-type="float">
            <text:p>1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60" calcext:value-type="float">
            <text:p>1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Woolm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Lis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3" calcext:value-type="float">
            <text:p>18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f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v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potk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ülp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bni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Ac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By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Büch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wig Feuerba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jo Brenta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avel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o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85" calcext:value-type="float">
            <text:p>1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h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ow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89" calcext:value-type="float">
            <text:p>1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Luth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ir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zin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1714" calcext:value-type="float">
            <text:p>1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ig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squie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es Hes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au Seni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tzsch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Goldsmi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iver Wendell Holm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to Pfleider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eu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882" calcext:value-type="float">
            <text:p>18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o Calderón de la Barc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4" calcext:value-type="float">
            <text:p>-404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 Nicho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26" calcext:value-type="float">
            <text:p>1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 Corneil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1637" calcext:value-type="float">
            <text:p>1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dh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1" calcext:value-type="float">
            <text:p>1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Cobd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rown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r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Ow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13" calcext:value-type="float">
            <text:p>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bertu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eBeu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55" calcext:value-type="float">
            <text:p>1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äff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ierma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oll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 Newco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78" calcext:value-type="float">
            <text:p>1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mon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1847" calcext:value-type="float">
            <text:p>1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b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ho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05" calcext:value-type="float">
            <text:p>-405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o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dor Fonta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e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ün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cquevil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float" office:value="1833" calcext:value-type="float">
            <text:p>1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5" calcext:value-type="float">
            <text:p>1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Raleig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14" calcext:value-type="float">
            <text:p>1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helm von Humbol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axt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71" calcext:value-type="float">
            <text:p>1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odw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Graham Sum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83" calcext:value-type="float">
            <text:p>1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rris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57" calcext:value-type="float">
            <text:p>15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Pe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Rop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626" calcext:value-type="float">
            <text:p>1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Wordswort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elb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lstonecr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92" calcext:value-type="float">
            <text:p>1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WP.A1:WP.P9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WP_Germans.A1:WP_Germans.O143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WP_Germans_Brainstorming.A1:WP_Germans_Brainstorming.O146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WP_Germans_Brainstorming_Pericles.A1:WP_Germans_Brainstorming_Pericles.O147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JPE.A1:JPE.O19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22:09:04.562160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6:23:01.324790326</meta:creation-date>
    <dc:date>2025-06-01T22:09:31.901956369</dc:date>
    <meta:editing-duration>P2DT4H1M6S</meta:editing-duration>
    <meta:editing-cycles>75</meta:editing-cycles>
    <meta:generator>LibreOffice/24.2.6.2$MacOSX_X86_64 LibreOffice_project/ef66aa7e36a1bb8e65bfbc63aba53045a14d0871</meta:generator>
    <meta:document-statistic meta:table-count="5" meta:cell-count="10950" meta:object-count="0"/>
  </office:meta>
</office:document-meta>
</file>